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language="uk" fo:country="UA" officeooo:paragraph-rsid="001ddab6"/>
    </style:style>
    <style:style style:name="P2" style:family="paragraph" style:parent-style-name="Standard">
      <style:text-properties fo:language="uk" fo:country="UA" officeooo:paragraph-rsid="001ddf61"/>
    </style:style>
    <style:style style:name="T1" style:family="text">
      <style:text-properties officeooo:rsid="001ddab6"/>
    </style:style>
    <style:style style:name="T2" style:family="text">
      <style:text-properties fo:background-color="#ffff00" loext:char-shading-value="0"/>
    </style:style>
    <style:style style:name="T3" style:family="text">
      <style:text-properties officeooo:rsid="001ddab6" fo:background-color="#ffff00" loext:char-shading-value="0"/>
    </style:style>
    <style:style style:name="T4" style:family="text">
      <style:text-properties officeooo:rsid="001ddf6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 text:name="result_box"/>Сайт <text:span text:style-name="T3">lykar.com.ua</text:span> (далі - Сайт) - це <text:span text:style-name="T3">соціальний</text:span> проект, створений для відкритого, вільного і безперешкодного обговорення <text:span text:style-name="T1">лікарів і працівників медичної галузі</text:span> України.<text:line-break/><text:line-break/>Зареєструвавшись на Сайті, Ви підтверджуєте, що прочитали, зрозуміли і приймаєте дан<text:span text:style-name="T1">у</text:span> Угод<text:span text:style-name="T1">у</text:span> Користувача. Угода може бути змінена без будь-якого спеціального повідомлення Адміністрацією сервісу <text:span text:style-name="T3">lykar</text:span><text:span text:style-name="T2">.com.</text:span><text:span text:style-name="T3">ua</text:span> (далі - Адміністрація), нова редакція Угоди вступає в силу з моменту її розміщення, якщо інше не передбачено новою редакцією Угоди. Найбільш актуальна редакція Угоди користувача завжди знаходиться на сторінці за адресою <text:span text:style-name="T2">http://</text:span><text:span text:style-name="T3">lykar</text:span><text:span text:style-name="T2">.com.</text:span><text:span text:style-name="T3">ua</text:span><text:span text:style-name="T2">/disclaimer/</text:span><text:line-break/><text:line-break/>Ваше подальше використання Сайту означає Вашу згоду з ціє<text:span text:style-name="T1">ю</text:span> Угод<text:span text:style-name="T1">ою</text:span> <text:span text:style-name="T1">К</text:span>ористувача. <text:span text:style-name="T1">Якщо Ви не погоджуєтесь</text:span> з цієї Угод<text:span text:style-name="T1">ою</text:span> <text:span text:style-name="T1">К</text:span>ористувача (частково або в цілому) покиньте Сайт і не використовуйте його.<text:line-break/><text:line-break/><text:span text:style-name="T1">1. </text:span>Набуття чинності Угоди користувача:<text:line-break/><text:span text:style-name="T1">1.1. </text:span>Угода Користувача набуває чинності з моменту початку використання Сайту користувачем.<text:line-break/></text:p>
      <text:p text:style-name="P1"><text:span text:style-name="T1">2. </text:span>Реєстрація, пароль і безпека:<text:line-break/><text:span text:style-name="T1">2.1. </text:span>По завершенні процесу реєстрації Ви отримаєте логін і пароль для доступу до персоналізованої частини Сайту. Ви несете відповідальність за безпеку вашого логіна і пароля, а та<text:span text:style-name="T1">кож</text:span> за все, що буде зроблено на Сайті під Вашим логіном і паролем. Ви погоджуєтеся з тим, що зобов'язані негайно повідомити Адміністрацію про будь-як<text:span text:style-name="T1">ий</text:span> випад<text:span text:style-name="T1">ок</text:span> неавторизованого (без Вашого відома і згоди) доступу з Вашим логіном та паролем, про будь-яке порушення безпеки. Адміністрація не відповідає за можлив<text:span text:style-name="T1">е</text:span> псування або втрату даних, яка може статися через порушення Вами положень з цієї частини Угоди <text:span text:style-name="T1">К</text:span>ористувача.</text:p>
      <text:p text:style-name="P1"/>
      <text:p text:style-name="P1"><text:span text:style-name="T1">3. </text:span>Відповідальність Адміністрації Сайту:<text:line-break/><text:span text:style-name="T1">3.1. </text:span>Адміністрація не несе відповідальності за зміст інформації, розміщеної користувачами;<text:line-break/><text:span text:style-name="T1">3.2. </text:span><text:span text:style-name="T2">Дода</text:span><text:span text:style-name="T3">на</text:span><text:span text:style-name="T2"> користувачами інформація перевіряється в режимі постмодерації, тобто спочатку відбувається додавання інформації в базу даних і відображення її на Сайті, а потім її перевірка;</text:span><text:line-break/><text:span text:style-name="T1">3.3. </text:span>Сайт є відкритим для загального доступу, і будь-яка інформація, наведена на Сайті, носить оглядовий, довідково-енциклопедичний характер, може бути неповно<text:span text:style-name="T1">ю</text:span>, неточно<text:span text:style-name="T1">ю</text:span> або помилково<text:span text:style-name="T1">ю</text:span>;<text:line-break/><text:span text:style-name="T1">3.4. </text:span>Відгуки користувачів на Сайті є суб'єктивними думками їхніх авторів, жодним чином не претендують на об'єктивність. Вони можуть не збігатися з громадською думкою і не відповідати дійсності;<text:line-break/><text:span text:style-name="T1">3.5. </text:span>Всі претензії щодо достовірності та правом<text:span text:style-name="T1">ір</text:span>ності інформації, а також претензії щодо авторських прав на інформацію пред'являються безпосередньо користувачеві, який розмістив дану інформацію;<text:line-break/><text:span text:style-name="T1">3.6. </text:span>Реєстраційні дані про користувача Адміністрація може повідомити тільки відповідно до законодавства України;<text:line-break/><text:span text:style-name="T1">3.7. </text:span>Адміністрація не несе відповідальності за дані, зазначені користувачем при реєстрації;<text:line-break/><text:span text:style-name="T1">3.8. </text:span>Адміністрація не відповідає за будь-яку поведінку користувачів, які переглядають Сайт;<text:line-break/><text:span text:style-name="T1">3.9. </text:span>Адміністрація залишає за собою право видалити <text:span text:style-name="T2">акаунт</text:span> користувача, <text:span text:style-name="T1">чи</text:span> обмежити, призупинити або припинити доступ користувача до будь <text:span text:style-name="T1">яких </text:span>сервісів Сайту, якщо, на думку Адміністрації, даний користувач становить загрозу для Сайту або інших користувачів;<text:line-break/><text:span text:style-name="T1">3.10. </text:span>Адміністрація не несе відповідальності за будь-які збитки комп'ютер<text:span text:style-name="T1">у</text:span> користувача, мобільним пристроям, будь-якому іншому обладнанню або програмному забезпеченню, викликан<text:span text:style-name="T1">і</text:span> або пов'язаний з викачуванням матеріалів Сайту або за посиланнями, розміщеними <text:soft-page-break/>на Сайті;<text:line-break/><text:span text:style-name="T1">3.11. </text:span>Адміністрація не несе відповідальності за будь-які технічні збої або інші проблеми будь-яких телефонних мереж або служб, комп'ютерних систем, серверів або провайдерів, комп'ютерного або телефонного обладнання, програмного забезпечення, збоїв сервісів електронної пошти або скриптів з технічних причин.</text:p>
      <text:p text:style-name="P1"/>
      <text:p text:style-name="P1"><text:span text:style-name="T1">4. </text:span>Права користувача:<text:line-break/><text:span text:style-name="T1">4.1. </text:span>Права та обов'язки користувача сайту набувають чинності з моменту його першого звернення до будь-якої з веб-сторінок, які входять до складу Сайту;<text:line-break/><text:span text:style-name="T1">4.2. </text:span>Здійснення прав користувача в повному обсязі можливе після реєстрації користувача. Для реєстрації користувачеві необхідно вказати <text:span text:style-name="T2">логін (адреса електронної пошти) і пароль</text:span>. <text:span text:style-name="T2">З моменту підтвердження реєстрації та активації облікового запису користувач набуває статусу зареєстрованого користувача;</text:span><text:line-break/><text:span text:style-name="T1">4.3. </text:span>Користувач має право розірвати стосунки з Адміністрацією, звернувшись безпосередньо до адміністратора з проханням видалення його <text:span text:style-name="T2">акаунта</text:span>.</text:p>
      <text:p text:style-name="P1"/>
      <text:p text:style-name="P2"><text:span text:style-name="T1">5. </text:span>Обов'язки Користувача:<text:line-break/><text:span text:style-name="T1">5.1. </text:span>При використанні Сайту дотримуватися норм моралі та етикету;<text:line-break/><text:span text:style-name="T1">5.2. </text:span>Не перешкоджати роботі Сайту;<text:line-break/><text:span text:style-name="T1">5.3. </text:span>Користувач погоджується не використовувати Сайт для:<text:line-break/><text:span text:style-name="T1">5.3.1. </text:span>завантаження, відправ<text:span text:style-name="T1">лення</text:span>, передачі або будь-якого іншого способу публікації матеріалів, які є незаконними, шкідливими, загрозливими, такими, що ображають моральність, наклепницькими, такими, що порушують авторські права, пропагують ненависть і / або дискримінацію людей за расовою, етнічною, статевою, соціальною ознаками, будь іншої інформації, що порушує охоронювані законом права людини і громадянина;<text:line-break/><text:span text:style-name="T1">5.3.2. </text:span>ущемлення прав меншин;<text:line-break/><text:span text:style-name="T1">5.3.3. </text:span>порушення прав неповнолітніх та / або заподіяння їм шкоди в будь-якій формі;<text:line-break/><text:span text:style-name="T1">5.3.4. </text:span>опису та / або пропаганди злочинної діяльності, розміщення інструкції або керівництва по здійсненню злочинних дій;<text:line-break/><text:span text:style-name="T1">5.3.5. </text:span><text:s/>введення користувачів і Адміністрацію Сайту в оману щодо своєї особи, використовуючи акаунт іншої людини;<text:line-break/><text:span text:style-name="T1">5.3.6. </text:span>реєстрації більш ніж одного користувальницького аккаунта, реєстрації користувальницького аккаунта від імені особи, яким Ви не є, а також реєстрації аккаунта групи осіб чи організацій;<text:line-break/><text:span text:style-name="T1">5.3.7. </text:span>розміщення будь-якої інформації, що порушує особисті права користувачів або третіх осіб на об'єкти інтелектуальної або приватної власності;<text:line-break/><text:span text:style-name="T1">5.3.8. </text:span>розміщення на Сайті адрес, номерів телефонів, адрес електронної пошти, паспортних даних та іншої особистої інформації інших користувачів або будь-яких третіх осіб без їх особистої згоди на такі дії;<text:line-break/><text:span text:style-name="T1">5.3.9. </text:span>завантаження, відправ<text:span text:style-name="T1">лення</text:span>, передачі або будь-якого іншого способу публікації дозволеної спеціальним чином рекламної інформації, комерційних пропозицій, агітаційних матеріалів, спаму, повідомлень-ланцюжків (повідомлення, що вимагають їх передачі одному або декільком користувачам), а також неодноразову неузгоджену посилку листів одному адресату. (Не вважаються спамом повідомлення Адміністрації, спрямовані користувачам і <text:span text:style-name="T4">такі, що </text:span>містять організаційно-технічну інформацію про Сайт);<text:line-break/><text:span text:style-name="T4">5.3.10. </text:span>завантаження, відправ<text:span text:style-name="T4">лення</text:span>, передачі або будь-якого іншого способу публікації будь-яких файлів, які містять або можуть містити віруси та інші шкідливі програми, а також серійні номери до комерційних програмних продуктів і програми для їх генерації, логіни, паролі та інші засоби для отримання несанкціонованого доступу до платних ресурс<text:span text:style-name="T4">ів</text:span> в Інтернеті, а також розміщення посилань на вищезгадану інформацію;<text:line-break/><text:span text:style-name="T4">5.3.11. спеціального</text:span> або випадкового порушення будь-яких регіональних, державних або <text:soft-page-break/>міжнародних законів;<text:line-break/><text:span text:style-name="T4">5.3.12. </text:span>збору і зберігання персональних даних інших користувачів;<text:line-break/><text:span text:style-name="T4">5.3.13. </text:span>забороняється використовувати автоматизовані скрипти (програми) для збору інформації з Сайту;<text:line-break/><text:span text:style-name="T4">5.3.14. </text:span>спроби отримання доступу до чужого <text:span text:style-name="T2">акаунту </text:span>будь-яким способом, у тому числі шляхом злому, всупереч волі ос<text:span text:style-name="T4">оби</text:span>, як<text:span text:style-name="T4">ій</text:span> він належить;<text:line-break/><text:span text:style-name="T4">5.3.15. </text:span>порушення функціонування роботи Сайту, його сервісів незалежно від способу використання.</text:p>
      <text:p text:style-name="P2"/>
      <text:p text:style-name="P2"><text:span text:style-name="T4">6. </text:span>Загальна інформація:<text:line-break/><text:span text:style-name="T4">6.1 </text:span>Якщо інше не встановлено додатковою угодою між Користувачем і Адміністрацією Сайту всі претензії і питання, інша кореспонденція повинні направлятися за адресою admin@<text:span text:style-name="T4">lykar</text:span>.com.<text:span text:style-name="T4">ua.</text:span><text:line-break/><text:span text:style-name="T4">6.2 Дані</text:span> правила є угодою між Користувачем і Адміністрацією щодо порядку використання Сайту і його сервісів;<text:line-break/><text:span text:style-name="T4">6.3. </text:span>Ніщо в Угод<text:span text:style-name="T4">і</text:span> <text:span text:style-name="T4">К</text:span>ористувача не може розумітися як встановлення між користувачем і Адміністрацією Сайту агентських відносин, відносин товариства, відносин по спільній діяльності, відносин особистого найму, або якихось інших відносин, прямо не передбачених Угод<text:span text:style-name="T4">ою</text:span> <text:span text:style-name="T4">К</text:span>ористувача.<text:line-break/><text:span text:style-name="T4">6.4. </text:span>Бездіяльність з боку Адміністрації Сайту в разі порушення користувачем положень Угоди користувача не позбавляє Адміністрацію Сайту права зробити відповідні дії на захист своїх інтересів пізніше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uk" fo:country="U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uk" fo:country="U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09T01:59:07.281257333</meta:creation-date>
    <dc:date>2015-01-09T02:28:25.146284071</dc:date>
    <meta:editing-duration>PT5M57S</meta:editing-duration>
    <meta:editing-cycles>1</meta:editing-cycles>
    <meta:document-statistic meta:table-count="0" meta:image-count="0" meta:object-count="0" meta:page-count="3" meta:paragraph-count="6" meta:word-count="1006" meta:character-count="7924" meta:non-whitespace-character-count="6919"/>
    <meta:generator>LibreOffice/4.2.7.2$Linux_X86_64 LibreOffice_project/420m0$Build-2</meta:generator>
  </office:meta>
</office:document-meta>
</file>